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2.24pt solid #3465a4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shadow="#808080 0.101cm 0.101cm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gr1" style:family="graphic" style:parent-style-name="Default">
      <style:graphic-properties draw:textarea-horizontal-align="justify" draw:textarea-vertical-align="middle" draw:auto-grow-height="false" fo:min-height="0.532cm" fo:min-width="1.18cm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2.358cm" svg:height="1.596cm" svg:x="5.572cm" svg:y="1.422cm">
            <svg:title>Triangle</svg:title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444 444 4444 4444 44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Default"/>
          <table:table-cell table:style-name="ce9" office:value-type="string" calcext:value-type="string">
            <text:p>7777 7777 777777 77777 </text:p>
          </table:table-cell>
        </table:table-row>
        <table:table-row table:style-name="ro2">
          <table:table-cell table:number-columns-repeated="5"/>
          <table:table-cell table:style-name="ce8" table:formula="of:=SUM([.A1];[.B2])" office:value-type="float" office:value="3" calcext:value-type="float">
            <text:p>3</text:p>
          </table:table-cell>
          <table:table-cell/>
        </table:table-row>
        <calcext:conditional-formats>
          <calcext:conditional-format calcext:target-range-address="Sheet1.E2:Sheet1.E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23:58:14.03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1:52:37.872000000</meta:creation-date>
    <meta:generator>LibreOfficeDev/24.8.0.0.alpha0$Windows_X86_64 LibreOffice_project/1e5fedf1a34e4609d4cf9f7fb70bc8797692d521</meta:generator>
    <dc:date>2024-01-03T23:59:09.756000000</dc:date>
    <meta:editing-duration>PT36M52S</meta:editing-duration>
    <meta:editing-cycles>15</meta:editing-cycles>
    <meta:print-date>2024-01-03T23:58:28.809000000</meta:print-date>
    <meta:printed-by>PDF files</meta:printed-by>
    <meta:document-statistic meta:table-count="1" meta:cell-count="8" meta:object-count="1"/>
  </office:meta>
</office:document-meta>
</file>